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owerClock45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werClock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werClock45" style:display-name="PageStyle_towerClock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